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orem ipsum dolor sit amet, consectetur adipiscing elit. Cras nunc mauris, varius a consequat vitae, mattis eget libero. Aenean pellentesque et augue vitae dapibus. Duis libero velit, ullamcorper eget ex sed, finibus vulputate nisl. In imperdiet porttitor elit, a vehicula risus euismod sit amet. Cras et iaculis odio, non finibus est. Vivamus rutrum pellentesque enim vitae ultricies. Maecenas a risus eu tortor faucibus interdum quis vitae nibh. Suspendisse dui erat, efficitur condimentum faucibus vitae, tincidunt vel nisi. Sed varius augue et arcu ultrices, vitae congue purus vestibulum. </text:p>
      <text:section text:style-name="Sect1" text:name="lipsum">
        <text:p text:style-name="Text_20_body">Curabitur semper eu purus nec consequat. Etiam bibendum nibh vitae mauris sollicitudin placerat. Aenean eu est ac ligula vestibulum porttitor. Suspendisse non velit mollis, imperdiet felis ut, porta ligula. Pellentesque imperdiet arcu in leo ullamcorper, vitae bibendum quam pharetra. Morbi convallis gravida sem. Pellentesque placerat ultricies sodales. Nullam commodo nisl quis hendrerit imperdiet. Donec elementum ultrices neque vitae lobortis. </text:p>
        <text:p text:style-name="Text_20_body">Sed vel libero ligula. Phasellus efficitur mollis est, eget ullamcorper dui. Donec id congue felis. Vivamus lacus velit, pellentesque id hendrerit eu, aliquam sed leo. Aliquam pellentesque ullamcorper mauris, sit amet vestibulum mi condimentum in. Phasellus vel auctor risus. Donec porta et dolor sed placerat. Donec pharetra venenatis odio eget vehicula. Quisque nec purus mauris. Etiam sed velit facilisis dui elementum fringilla ultrices ac nunc. </text:p>
        <text:p text:style-name="Text_20_body">Integer magna diam, placerat eget aliquam eu, pharetra nec nulla. In sed luctus nunc, eget molestie leo. Maecenas interdum dui non gravida hendrerit. Praesent placerat lectus lobortis, vehicula ex sit amet, consequat nisl. Aliquam sodales eros at lectus facilisis, sed consequat ante auctor. Phasellus vestibulum sapien sed aliquet fermentum. Praesent maximus odio vel semper hendrerit. In bibendum lorem ac molestie placerat. Nulla consequat vitae nisl quis mollis. Phasellus et dolor vel velit pulvinar facilisis id id arcu. Cras cursus est non est dapibus posuere. In congue augue et nulla hendrerit mollis. Cras malesuada magna ex, sit amet vehicula diam efficitur et. Donec imperdiet eu tortor ac rhoncus. </text:p>
        <text:p text:style-name="Text_20_body">Proin consequat metus non diam aliquet, imperdiet facilisis metus consectetur. Aliquam iaculis at elit et pretium. Vestibulum imperdiet venenatis nisi sed pellentesque. Integer in ante vel erat sagittis lacinia. Vestibulum et interdum augue, ut tincidunt purus. Sed convallis odio enim, sit amet convallis velit malesuada vitae. Aenean ullamcorper cursus justo, sit amet pharetra ex sagittis quis. Morbi vitae maximus nisi, ut tristique lorem. Mauris in quam eleifend, dignissim dolor nec, egestas odio. </text:p>
        <text:p text:style-name="Text_20_body">Suspendisse sed arcu mollis sapien ornare pretium nec sed ex. Maecenas malesuada placerat est. Sed ac risus sit amet enim lacinia vehicula nec id dolor. In erat turpis, consectetur a eros ac, aliquam accumsan nisl. Praesent elementum dignissim est in rutrum. Nunc at massa velit. Ut eget lacus ac lacus pretium interdum. Nullam quis cursus dui. Ut vehicula auctor ipsum at sollicitudin. Pellentesque habitant morbi tristique senectus et netus et malesuada fames ac turpis egestas. Curabitur vulputate ipsum arcu, sed ornare diam interdum pharetra. Nullam tortor felis, maximus at blandit non, egestas eu mauris. Praesent a justo eu lorem imperdiet efficitur ut id arcu. </text:p>
        <text:p text:style-name="Text_20_body">Pellentesque eleifend tempor lectus. Etiam in imperdiet metus. Mauris non aliquet erat, nec tincidunt magna. Sed vel lacus nec justo facilisis fermentum. In eros turpis, elementum suscipit nulla posuere, dapibus maximus sapien. Maecenas consequat, tortor nec auctor mattis, dolor est malesuada dolor, vel placerat nisi massa ac odio. Sed accumsan sagittis consequat. Quisque elementum neque sed consequat blandit. </text:p>
        <text:p text:style-name="Text_20_body"><text:soft-page-break/>Praesent at ipsum vitae mauris tempus dictum sed nec mauris. Aliquam accumsan sit amet tortor sed egestas. Ut a ipsum feugiat, porttitor nisi id, ultricies sem. Donec vitae odio sed nunc pellentesque pharetra et vel ipsum. Ut posuere orci a nisl rutrum pellentesque. Proin molestie, sem id iaculis porta, risus felis pulvinar ante, ac tristique metus turpis at quam. Mauris nec dui non arcu eleifend venenatis non ut eros. Aliquam efficitur dictum orci, ac scelerisque justo bibendum sit amet. Sed orci quam, aliquam a imperdiet eget, molestie at purus. Fusce condimentum sagittis sagittis. Sed euismod nisl ut est scelerisque, in volutpat nunc mollis. Morbi et diam at felis tristique placerat. Aliquam vel leo at enim vehicula porta eu in ipsum. Ut sagittis egestas vestibulum. Morbi at mi feugiat, venenatis lectus at, mollis leo. Sed vitae turpis sollicitudin, auctor elit nec, viverra massa. </text:p>
        <text:p text:style-name="Text_20_body">Aliquam purus velit, aliquet nec accumsan pharetra, egestas sit amet felis. Cras leo turpis, interdum tristique sagittis eget, maximus consequat velit. Pellentesque porttitor quis nunc sit amet efficitur. Nunc eleifend erat porttitor, tincidunt mi eget, iaculis turpis. Sed rhoncus libero sed metus fringilla cursus. Integer eget tempus dolor. Curabitur luctus et ligula vel ullamcorper. Nulla facilisi. Donec scelerisque elit purus, nec volutpat ligula imperdiet non. Duis sit amet ornare nunc, in cursus ipsum. </text:p>
        <text:p text:style-name="Text_20_body">In consequat id lorem quis eleifend. Nulla facilisi. Aliquam elementum nisi neque, sit amet pharetra sem lobortis et. Morbi mattis finibus arcu, vitae placerat tellus malesuada nec. Fusce hendrerit tortor blandit nisl sagittis, at rhoncus neque ultricies. Duis tortor tortor, euismod a volutpat et, dictum id dui. Etiam vitae justo et risus bibendum efficitur at sed arcu. Ut sit amet turpis ex. </text:p>
        <text:p text:style-name="Text_20_body">Maecenas cursus sapien ante, id dapibus sapien condimentum sit amet. Suspendisse vehicula dapibus nibh, vel volutpat neque bibendum non. Mauris facilisis mi vel nunc suscipit porta. Suspendisse pharetra sagittis urna, a auctor eros. Pellentesque placerat odio non lorem dapibus, at finibus turpis vehicula. Vivamus dictum rhoncus justo eu sollicitudin. Morbi pellentesque turpis a mollis fringilla. Aliquam erat volutpat. </text:p>
        <text:p text:style-name="Text_20_body">Quisque eleifend est id justo fringilla, id sodales arcu sagittis. Quisque semper, leo vitae porttitor tincidunt, nulla lorem interdum orci, sed lacinia elit augue eu odio. Sed laoreet felis id eros euismod, ut lacinia nunc tincidunt. Suspendisse sed nisl posuere erat tincidunt mattis. Sed euismod non sapien eget luctus. Maecenas porta, nulla et rutrum aliquam, mauris lectus porta diam, et commodo leo nisl in nunc. Cras non eros sapien. Fusce imperdiet varius turpis eget tempor. Aenean sed ullamcorper massa. </text:p>
        <text:p text:style-name="Text_20_body">Vivamus id tellus sed arcu fermentum ornare ut ac lorem. Sed blandit velit orci, efficitur sodales metus maximus a. In rutrum elit non molestie condimentum. Mauris elementum urna vel massa semper, sit amet tristique eros dictum. Aliquam suscipit gravida laoreet. Morbi ornare diam nec tortor congue mollis. Sed at convallis dui. Quisque tincidunt varius ligula in consectetur. Vivamus nec semper sapien, pellentesque venenatis est. Nullam efficitur iaculis mauris at ultricies. Donec porta, felis sit amet congue vulputate, nisi leo egestas nunc, efficitur accumsan purus neque ut eros. </text:p>
        <text:p text:style-name="Text_20_body">Morbi ultrices dui et leo laoreet, quis lacinia lectus tempor. Nullam placerat mauris nisl, tincidunt porttitor turpis facilisis ut. In eleifend tellus eros. Fusce eu erat vel felis lacinia tristique. Cras ultrices tellus ut lacus sollicitudin lobortis. Suspendisse quis neque sed nulla porta aliquam sed in nulla. Vivamus pharetra eros sapien, vel semper sem ullamcorper dictum. Vestibulum sit amet dapibus dolor. Cras risus magna, feugiat sed pellentesque at, ultricies eu erat. </text:p>
        <text:p text:style-name="Text_20_body">Nunc sollicitudin semper massa, ac volutpat odio. Curabitur diam enim, varius id elementum at, vulputate ut ligula. Nulla vitae sapien nec turpis porta posuere ac eget enim. Mauris enim purus, semper sit amet lectus quis, imperdiet tempus enim. Nam egestas massa neque, a imperdiet justo <text:soft-page-break/>lacinia in. Morbi vel purus sollicitudin, euismod ex in, vehicula nibh. Aliquam vulputate posuere est, ut mattis eros vehicula eget. </text:p>
        <text:p text:style-name="Text_20_body">Curabitur vehicula est et metus vestibulum, quis laoreet ligula lacinia. Vestibulum sollicitudin sem in erat tempus, eu hendrerit orci rutrum. Integer viverra, lectus a ultrices pharetra, erat lectus hendrerit velit, at elementum purus erat eu turpis. Sed at porta odio. Vivamus lacus nisl, hendrerit id pulvinar a, gravida a quam. Nulla congue volutpat urna vitae feugiat. Aenean rhoncus convallis massa. Aliquam erat volutpat. </text:p>
        <text:p text:style-name="Text_20_body">Ut vulputate orci quis ligula hendrerit consectetur. Aenean hendrerit dolor ut elementum porttitor. Donec eros nisl, ullamcorper blandit ligula et, gravida volutpat neque. Suspendisse potenti. Quisque vitae risus ut tellus mollis laoreet id id magna. Curabitur suscipit, eros quis bibendum consequat, ipsum tellus tristique metus, eu ultrices orci purus nec mi. Cras varius, velit egestas congue porta, enim libero elementum nisi, quis facilisis elit justo eu felis. </text:p>
        <text:p text:style-name="Text_20_body">Duis bibendum neque quis elit condimentum pellentesque id in nulla. Quisque nulla dolor, scelerisque vitae quam eget, mollis ultricies sapien. Cras viverra, enim id pretium elementum, ipsum urna tincidunt elit, at pellentesque mi arcu dignissim lectus. Interdum et malesuada fames ac ante ipsum primis in faucibus. Ut quis efficitur erat. Cras tempor volutpat nunc sit amet pellentesque. Quisque tempus urna id orci vulputate, id faucibus turpis ultricies. Pellentesque nec euismod diam. Quisque eu pellentesque est. </text:p>
        <text:p text:style-name="Text_20_body">Praesent purus eros, mollis sed orci a, efficitur pellentesque elit. Aenean vel suscipit mi. Curabitur egestas nunc ultricies pulvinar fringilla. Duis consequat in sem vel lobortis. Vivamus vitae scelerisque purus. Aliquam et lectus urna. Sed ornare egestas tempor. Fusce semper elit tortor, at sodales ex mollis sed. Mauris molestie fermentum orci, ut lacinia leo dictum sit amet. </text:p>
        <text:p text:style-name="Text_20_body">Integer eu ligula nisi. Mauris nec nunc ut diam pharetra sollicitudin. Suspendisse lorem libero, imperdiet sit amet blandit ac, suscipit et orci. Curabitur quis libero porta, suscipit sapien placerat, lacinia magna. Vestibulum cursus, libero quis accumsan sodales, felis libero egestas risus, nec luctus dui dui in orci. Integer ullamcorper quis lacus varius sagittis. Proin vel est nec lectus faucibus sollicitudin ut non quam. Fusce ac eros eget justo aliquet euismod nec vitae massa. Quisque at purus a lacus maximus hendrerit ornare et nunc. Quisque et accumsan ligula. Mauris id lacinia metus, ac ornare purus. Pellentesque ut mauris tincidunt, dictum nulla in, iaculis ligula. Aenean scelerisque dignissim est bibendum sagittis. Nunc porttitor velit vitae felis vestibulum vulputate. Nullam hendrerit eu diam id dictum. </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7:15:10.397964889</meta:creation-date>
    <dc:date>2023-03-18T17:15:31.108554692</dc:date>
    <meta:editing-duration>PT21S</meta:editing-duration>
    <meta:editing-cycles>1</meta:editing-cycles>
    <meta:document-statistic meta:table-count="0" meta:image-count="0" meta:object-count="0" meta:page-count="3" meta:paragraph-count="20" meta:word-count="1573" meta:character-count="10643" meta:non-whitespace-character-count="9070"/>
    <meta:generator>LibreOffice/7.3.7.2$Linux_X86_64 LibreOffice_project/30$Build-2</meta:generator>
  </office:meta>
</office:document-meta>
</file>